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Spherical Gridbox Volum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4.866cm" svg:x="0.635cm" svg:y="10.795cm">
          <text:p text:style-name="P1"><text:span text:style-name="T2">Volume of a spherical region bounded by surfaces of constant longitude, latitude and dep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Slice of data from a sp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4.603cm" svg:x="1.482cm" svg:y="3.598cm">
          <text:list text:style-name="L3">
            <text:list-item>
              <text:p text:style-name="P3"><text:span text:style-name="T3">In our 2D sample the data is over a slice of</text:span></text:p>
            </text:list-item>
            <text:list-item>
              <text:p text:style-name="P3"><text:span text:style-name="T3">The globe which becomes thinner near the poles</text:span></text:p>
            </text:list-item>
            <text:list-item>
              <text:p text:style-name="P3"><text:span text:style-name="T3">Like a wedge slice taken out of a cantalope.</text:span></text:p>
            </text:list-item>
            <text:list-item>
              <text:p text:style-name="P3"><text:span text:style-name="T3">The amount of water represented by a gridcell</text:span></text:p>
            </text:list-item>
            <text:list-item>
              <text:p text:style-name="P3"><text:span text:style-name="T3">Is determined by the volume of the gridcell,</text:span></text:p>
            </text:list-item>
            <text:list-item>
              <text:p text:style-name="P3"><text:span text:style-name="T3">Therefore a volume-weighted average is appropriate.</text:span></text:p>
            </text:list-item>
          </text:list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1.903cm" svg:x="1.27cm" svg:y="0.423cm">
          <text:p text:style-name="P1"><text:span text:style-name="T1">Volume is a 3 dimensional integ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6.085cm" svg:x="0cm" svg:y="2.54cm">
          <text:list text:style-name="L3">
            <text:list-item>
              <text:p text:style-name="P3"><text:span text:style-name="T3">A gridbox in a three dimensional simulation in general is bounded by three pairs of surfaces with constant values of each one of the three coordinates respectively.</text:span></text:p>
            </text:list-item>
            <text:list-item>
              <text:p text:style-name="P3"><text:span text:style-name="T3">A gridbox in an ocean simulation using latitude-longitude horizontal coordinates, such as the one from which our sample data was extracted, in particular</text:span></text:p>
            </text:list-item>
            <text:list-item>
              <text:p text:style-name="P3"><text:span text:style-name="T3">Is bounded by two surfaces of constant depth(depth levels), two surfaces of constant latitude(surfaces along parallels) and two surfaces of constant longitude(surfaces along meridians). </text:span></text:p>
            </text:list-item>
            <text:list-item>
              <text:p text:style-name="P3"><text:span text:style-name="T3">One looks like a slightly curved box. <text:s/></text:span></text:p>
            </text:list-item>
            <text:list-item>
              <text:p text:style-name="P3"><text:span text:style-name="T3">The volume of any region is equal to the integral of the constant unity(“1”) over that region. </text:span></text:p>
            </text:list-item>
            <text:list-item>
              <text:p text:style-name="P3"><text:span text:style-name="T3">For our gridbox the volume is the integral of unity over the bounds in depth, latitude and longitud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1.691cm" svg:x="1.27cm" svg:y="0.212cm">
          <text:p text:style-name="P1"><text:span text:style-name="T1">Latlon ocean gridbox volume integ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5.873cm" svg:x="0cm" svg:y="2.54cm">
          <text:list text:style-name="L3">
            <text:list-item>
              <text:p text:style-name="P3"><text:span text:style-name="T3">If z</text:span><text:span text:style-name="T5">min</text:span><text:span text:style-name="T3">,z</text:span><text:span text:style-name="T5">max</text:span><text:span text:style-name="T3"> are the gridbox bounds in depth</text:span></text:p>
            </text:list-item>
            <text:list-item>
              <text:p text:style-name="P3"><text:span text:style-name="T3">θ</text:span><text:span text:style-name="T5">min</text:span><text:span text:style-name="T3">, θ</text:span><text:span text:style-name="T5">max</text:span><text:span text:style-name="T3"> are its bounds in latitude in radians, and</text:span></text:p>
            </text:list-item>
            <text:list-item>
              <text:p text:style-name="P3"><text:span text:style-name="T3">φ</text:span><text:span text:style-name="T5">min</text:span><text:span text:style-name="T3">,φ</text:span><text:span text:style-name="T5">max</text:span><text:span text:style-name="T3"> are its bounds in longitude in radians,</text:span></text:p>
            </text:list-item>
            <text:list-item>
              <text:p text:style-name="P3"><text:span text:style-name="T3">Then the volume, V, of a latlon ocean model box is </text:span></text:p>
            </text:list-item>
            <text:list-item>
              <text:p text:style-name="P3"><text:span text:style-name="T3">V = ∫</text:span><text:span text:style-name="T5">φmin</text:span><text:span text:style-name="T6">φmax </text:span><text:span text:style-name="T3">∫</text:span><text:span text:style-name="T5">θ</text:span><text:span text:style-name="T7">min</text:span><text:span text:style-name="T6">θ</text:span><text:span text:style-name="T8">max</text:span><text:span text:style-name="T6"> </text:span><text:span text:style-name="T9">∫</text:span><text:span text:style-name="T5">z</text:span><text:span text:style-name="T10">min</text:span><text:span text:style-name="T6">z</text:span><text:span text:style-name="T8">max </text:span><text:span text:style-name="T9"><text:s/></text:span><text:span text:style-name="T11">1</text:span><text:span text:style-name="T9"> *</text:span><text:span text:style-name="T11">[R</text:span><text:span text:style-name="T12">2</text:span><text:span text:style-name="T11">cos(θ)]dz</text:span><text:span text:style-name="T9"> </text:span><text:span text:style-name="T11">d</text:span><text:span text:style-name="T3">θ dφ</text:span></text:p>
            </text:list-item>
            <text:list-item>
              <text:p text:style-name="P3"><text:span text:style-name="T3">Where the term in square brackets is the area element factor for spherical coordinates and R is the radius of the sphere, the Earth in our case.</text:span></text:p>
            </text:list-item>
            <text:list-item>
              <text:p text:style-name="P3"><text:span text:style-name="T3">([R</text:span><text:span text:style-name="T6">2</text:span><text:span text:style-name="T3">cos(φ)] comes from considering an infinitesimal patch of the latitude longitude grid which is a rectangle with width of dφ <text:s/>times the radius Rcos(θ) of the small circle of the parallel the longitude range is an infinitesimal piece of, and height of dθ times the radius R of the great circle the latitude range is an infinitesimal piece of, hence (Rcos(θ)dφ)(Rdθ)=R</text:span><text:span text:style-name="T6">2</text:span><text:span text:style-name="T3">cos(θ)dθdφ .)</text:span></text:p>
            </text:list-item>
          </text:list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Gridbox volume integral simplif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2.57cm" svg:x="0cm" svg:y="4.445cm">
          <text:list text:style-name="L3">
            <text:list-item>
              <text:p text:style-name="P3"><text:span text:style-name="T3">Since cos(θ) does not depend on R or φ and R</text:span><text:span text:style-name="T6">2</text:span><text:span text:style-name="T3"> does not depend on θ or φ the integral separates to </text:span></text:p>
            </text:list-item>
            <text:list-item>
              <text:p text:style-name="P3"><text:span text:style-name="T3">V = ∫</text:span><text:span text:style-name="T5">φmin</text:span><text:span text:style-name="T6">φmax</text:span><text:span text:style-name="T3"> dφ</text:span><text:span text:style-name="T6"> </text:span><text:span text:style-name="T3">∫</text:span><text:span text:style-name="T5">θ</text:span><text:span text:style-name="T7">min</text:span><text:span text:style-name="T6"> θmax </text:span><text:span text:style-name="T3">cos(θ) dθ</text:span><text:span text:style-name="T6"> </text:span><text:span text:style-name="T9">∫</text:span><text:span text:style-name="T5">z</text:span><text:span text:style-name="T10">min</text:span><text:span text:style-name="T6">z</text:span><text:span text:style-name="T8">max</text:span><text:span text:style-name="T3">R</text:span><text:span text:style-name="T6">2 </text:span><text:span text:style-name="T9">dz</text:span></text:p>
            </text:list-item>
            <text:list-item>
              <text:p text:style-name="P3"><text:span text:style-name="T9">V = (φ</text:span><text:span text:style-name="T7">max</text:span><text:span text:style-name="T9"> - φ</text:span><text:span text:style-name="T7">min</text:span><text:span text:style-name="T9">)(sin(θ</text:span><text:span text:style-name="T7">max</text:span><text:span text:style-name="T9">) – sin(θ</text:span><text:span text:style-name="T7">min</text:span><text:span text:style-name="T9">)) ∫</text:span><text:span text:style-name="T7">z</text:span><text:span text:style-name="T10">min</text:span><text:span text:style-name="T8">zmax</text:span><text:span text:style-name="T9">R</text:span><text:span text:style-name="T8">2 </text:span><text:span text:style-name="T9">dz</text:span></text:p>
            </text:list-item>
            <text:list-item>
              <text:p text:style-name="P3"><text:span text:style-name="T9">Since the depth of the ocean is three orders of magnitude smaller than the radius of the Earth, most ocean models, including this one, take R to be constant so that this further simplifies to (with Δφ=(φ</text:span><text:span text:style-name="T7">max</text:span><text:span text:style-name="T9"> - φ</text:span><text:span text:style-name="T7">min</text:span><text:span text:style-name="T9">)): </text:span></text:p>
            </text:list-item>
            <text:list-item>
              <text:p text:style-name="P3"><text:span text:style-name="T9">V = (sin(θ</text:span><text:span text:style-name="T7">max</text:span><text:span text:style-name="T9">) – sin(θ</text:span><text:span text:style-name="T7">min</text:span><text:span text:style-name="T9">))(z</text:span><text:span text:style-name="T7">max</text:span><text:span text:style-name="T9"> – z</text:span><text:span text:style-name="T7">min</text:span><text:span text:style-name="T9">) Δφ R</text:span><text:span text:style-name="T8">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2.092cm" svg:x="1.27cm" svg:y="0.022cm">
          <text:p text:style-name="P1"><text:span text:style-name="T1">Volume 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7.143cm" svg:x="0cm" svg:y="1.905cm">
          <text:list text:style-name="L3">
            <text:list-item>
              <text:p text:style-name="P3"><text:span text:style-name="T3">B</text:span><text:span text:style-name="T9">ut though Δz=(z</text:span><text:span text:style-name="T7">max</text:span><text:span text:style-name="T9"> – z</text:span><text:span text:style-name="T7">min</text:span><text:span text:style-name="T9">), the layer thickness, is a function of depth in our sample and most ocean models, Δφ is usually (and in our case) constant.</text:span></text:p>
            </text:list-item>
            <text:list-item>
              <text:p text:style-name="P3"><text:span text:style-name="T9">R</text:span><text:span text:style-name="T8">2</text:span><text:span text:style-name="T9"> is also taken constant. </text:span></text:p>
            </text:list-item>
            <text:list-item>
              <text:p text:style-name="P3"><text:span text:style-name="T9">For the purposes of weighting we can ignore all constant factors so the volume weighting is given by </text:span></text:p>
            </text:list-item>
            <text:list-item>
              <text:p text:style-name="P3"><text:span text:style-name="T9">weight = (sin(θ</text:span><text:span text:style-name="T7">max</text:span><text:span text:style-name="T9">) – sin(θ</text:span><text:span text:style-name="T7">min</text:span><text:span text:style-name="T9">)) Δz </text:span></text:p>
            </text:list-item>
            <text:list-item>
              <text:p text:style-name="P3"><text:span text:style-name="T9">The Δz , or z weighting, for our data is obtained by the thickness-weighted average program weitav1.m .</text:span></text:p>
            </text:list-item>
            <text:list-item>
              <text:p text:style-name="P3"><text:span text:style-name="T9">In a directory containing the file JAN1941sample </text:span></text:p>
            </text:list-item>
            <text:list-item>
              <text:p text:style-name="P3"><text:span text:style-name="T9">V = (sin(θ</text:span><text:span text:style-name="T7">max</text:span><text:span text:style-name="T9">) – sin(θ</text:span><text:span text:style-name="T7">min</text:span><text:span text:style-name="T9">)) Δz Δφ R</text:span><text:span text:style-name="T8">2 </text:span><text:span text:style-name="T9"><text:s/>, is the box volume </text:span></text:p>
            </text:list-item>
            <text:list-item>
              <text:p text:style-name="P3"><text:span text:style-name="T9">Which contains output from our model at a single column (a single latitude and a single longitude).</text:span></text:p>
            </text:list-item>
          </text:list>
          <text:p text:style-name="P3"><text:span text:style-name="T13"/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858cm" svg:height="1.613cm" svg:x="1.27cm" svg:y="0.078cm">
          <text:p text:style-name="P1"><text:span text:style-name="T1">weitav1.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7.143cm" svg:x="0cm" svg:y="1.905cm">
          <text:list text:style-name="L3">
            <text:list-item>
              <text:p text:style-name="P3"><text:span text:style-name="T4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2.858cm" svg:height="1.607cm" svg:x="1.231cm" svg:y="0.212cm">
          <text:p text:style-name="P1"><text:span text:style-name="T1">Comments on weitav1.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6.592cm" svg:x="0cm" svg:y="1.905cm">
          <text:list text:style-name="L3">
            <text:list-item>
              <text:p text:style-name="P3"><text:span text:style-name="T3">Note that the “load” command can be used to import data instead of the import wizard,</text:span></text:p>
            </text:list-item>
            <text:list-item>
              <text:p text:style-name="P3"><text:span text:style-name="T3">useful for importing data inside a matlab program.</text:span></text:p>
            </text:list-item>
            <text:list-item>
              <text:p text:style-name="P3"><text:span text:style-name="T3">Syntax: load &lt;filename&gt;</text:span></text:p>
            </text:list-item>
            <text:list-item>
              <text:p text:style-name="P3"><text:span text:style-name="T3">The thickness is calculated as the difference between the depth to the edge below and the depth to the edge above the data point.</text:span></text:p>
            </text:list-item>
            <text:list-item>
              <text:p text:style-name="P3"><text:span text:style-name="T3">The edges are mid-way between the data points, except for the top and bottom edges of the data which are 0 meters and 5000 meters respectively.</text:span></text:p>
            </text:list-item>
            <text:list-item>
              <text:p text:style-name="P3"><text:span text:style-name="T3">The “save” command can be <text:s/>used to export data,</text:span></text:p>
            </text:list-item>
            <text:list-item>
              <text:p text:style-name="P3"><text:span text:style-name="T3">This is also very useful.</text:span></text:p>
            </text:list-item>
            <text:list-item>
              <text:p text:style-name="P3"><text:span text:style-name="T3">To place an array into an ASCII file the syntax is</text:span></text:p>
            </text:list-item>
            <text:list-item>
              <text:p text:style-name="P3"><text:span text:style-name="T3">save &lt;filename&gt; &lt;arrayname&gt; -ASCII</text:span><text:span text:style-name="T3"><text:tab/></text:span></text:p>
            </text:list-item>
          </text:list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2.858cm" svg:height="1.48cm" svg:x="1.27cm" svg:y="0.212cm">
          <text:p text:style-name="P1"><text:span text:style-name="T1">Latitud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6.085cm" svg:x="0cm" svg:y="2.117cm">
          <text:list text:style-name="L3">
            <text:list-item>
              <text:p text:style-name="P3"><text:span text:style-name="T3">Once you have obtained the z weights, Δz(k),</text:span></text:p>
            </text:list-item>
            <text:list-item>
              <text:p text:style-name="P3"><text:span text:style-name="T3">From the zweight file produced by weitav1.m</text:span></text:p>
            </text:list-item>
            <text:list-item>
              <text:p text:style-name="P3"><text:span text:style-name="T3">It remains only to calculate the latitude weights and multiply to get the overall weights. </text:span></text:p>
            </text:list-item>
            <text:list-item>
              <text:p text:style-name="P3"><text:span text:style-name="T3">Although in many ocean models the latitude spacing is varied for physical reasons</text:span></text:p>
            </text:list-item>
            <text:list-item>
              <text:p text:style-name="P3"><text:span text:style-name="T3">In this one it is not, so the latitude points values are evenly spaced. </text:span></text:p>
            </text:list-item>
            <text:list-item>
              <text:p text:style-name="P3"><text:span text:style-name="T3">They are one degree apart.</text:span></text:p>
            </text:list-item>
            <text:list-item>
              <text:p text:style-name="P3"><text:span text:style-name="T3">The latitude in degrees of the center of the gridbox with latitude index j is -90.5 + j .</text:span></text:p>
            </text:list-item>
            <text:list-item>
              <text:p text:style-name="P3"><text:span text:style-name="T3">The latitude edges, θ</text:span><text:span text:style-name="T5">max</text:span><text:span text:style-name="T3"> and θ</text:span><text:span text:style-name="T5">min</text:span><text:span text:style-name="T3"> , for the gridbox with latitude index j are midway between the centers, except that for index 1, θ</text:span><text:span text:style-name="T5">min</text:span><text:span text:style-name="T3"> is -90 degrees, the South Pole, and for index 180, θ</text:span><text:span text:style-name="T5">max</text:span><text:span text:style-name="T3"> is +90 degrees, the North Pole.</text:span></text:p>
            </text:list-item>
            <text:list-item>
              <text:p text:style-name="P3"><text:span text:style-name="T3">For index 1 the center of the cell is equal to θ</text:span><text:span text:style-name="T5">min</text:span><text:span text:style-name="T3"> <text:s/>.</text:span></text:p>
            </text:list-item>
            <text:list-item>
              <text:p text:style-name="P3"><text:span text:style-name="T3">For index 180 the center of the cell is equal to θ</text:span><text:span text:style-name="T5">max</text:span><text:span text:style-name="T3"> <text:s/>.</text:span></text:p>
            </text:list-item>
            <text:list-item>
              <text:p text:style-name="P3"><text:span text:style-name="T3">From this you should readily be able to find the latitude weights.</text:span></text:p>
            </text:list-item>
            <text:list-item>
              <text:p text:style-name="P3"><text:span text:style-name="T3">In MATLAB </text:span></text:p>
            </text:list-item>
            <text:list-item>
              <text:p text:style-name="P3"><text:span text:style-name="T3">sin(theta)</text:span></text:p>
            </text:list-item>
            <text:list-item>
              <text:p text:style-name="P3"><text:span text:style-name="T3">Calculates the sine of theta in radians. <text:s/></text:span></text:p>
            </text:list-item>
            <text:list-item>
              <text:p text:style-name="P3"><text:span text:style-name="T3">MATLAB functions cos and tan work <text:s/>analogously. (Don’t forget to convert from degrees to radians!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HW 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3">
            <text:list-item>
              <text:p text:style-name="P3"><text:span text:style-name="T3">Write and run a matlab program weightave.m</text:span></text:p>
            </text:list-item>
            <text:list-item>
              <text:p text:style-name="P3"><text:span text:style-name="T3">to calculate riwtavg and khwtavg</text:span></text:p>
            </text:list-item>
            <text:list-item>
              <text:p text:style-name="P3"><text:span text:style-name="T3">the </text:span><text:span text:style-name="T14">volume</text:span><text:span text:style-name="T3"> weighted averages of the Richardson number and Heat Diffusivity respectively over the ocean points</text:span></text:p>
            </text:list-item>
            <text:list-item>
              <text:p text:style-name="P3"><text:span text:style-name="T3">Of the slice of data in </text:span><text:span text:style-name="T14">= JAN194110x2EoijlEsah6i_1l10x2Enc </text:span><text:span text:style-name="T3">.</text:span></text:p>
            </text:list-item>
            <text:list-item>
              <text:p text:style-name="P3"><text:span text:style-name="T14">One must first calculate the volume of the gridcell corresponding to each data point,</text:span></text:p>
            </text:list-item>
            <text:list-item>
              <text:p text:style-name="P3"><text:span text:style-name="T14">Which will be the weight, w.</text:span></text:p>
            </text:list-item>
          </text:list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</meta:editing-cycles>
    <dc:date>2016-03-23T13:46:37.189812390</dc:date>
    <meta:editing-duration>PT5M19S</meta:editing-duration>
    <meta:generator>LibreOffice/4.3.7.2$Linux_X86_64 LibreOffice_project/430$Build-2</meta:generator>
    <meta:document-statistic meta:object-count="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